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AEA00000B0F00000B0F10C70DFA97492BDD.svg" manifest:media-type="image/svg+xml"/>
  <manifest:file-entry manifest:full-path="Pictures/10002A2B00000B0F00000B0FEFE34C54B6B7D0A0.svg" manifest:media-type="image/svg+xml"/>
  <manifest:file-entry manifest:full-path="Pictures/10000201000000A300000165F77764C118789A72.png" manifest:media-type="image/png"/>
  <manifest:file-entry manifest:full-path="Pictures/100002010000008600000086B111A70ADD54738F.png" manifest:media-type="image/png"/>
  <manifest:file-entry manifest:full-path="Pictures/1000020100000086000000867456DA513E52EAFD.png" manifest:media-type="image/png"/>
  <manifest:file-entry manifest:full-path="Pictures/10000C8E000009D2000009D24DCF63466E4C2FCC.svg" manifest:media-type="image/svg+xml"/>
  <manifest:file-entry manifest:full-path="Pictures/100002010000007700000077B693B77474D1E884.png" manifest:media-type="image/png"/>
  <manifest:file-entry manifest:full-path="Pictures/10000201000001DB0000017EC7FED7F30F14C01E.png" manifest:media-type="image/png"/>
  <manifest:file-entry manifest:full-path="Pictures/100000000000056400000320E29C27E6AB588EB2.png" manifest:media-type="image/png"/>
  <manifest:file-entry manifest:full-path="Pictures/1000000000000564000003203E08EE0BC3894175.png" manifest:media-type="image/png"/>
  <manifest:file-entry manifest:full-path="Pictures/1000020100000086000000862E209F333CF67B0F.png" manifest:media-type="image/png"/>
  <manifest:file-entry manifest:full-path="Pictures/10000DFC00000B0F00000B0F222368955A1CB93A.svg" manifest:media-type="image/svg+xml"/>
  <manifest:file-entry manifest:full-path="Pictures/1000020100000086000000863436003014EF97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81aca6" draw:marker-start-width="0.279cm" draw:marker-end-width="0.279cm" draw:fill-color="#ffffff" draw:textarea-horizontal-align="justify" draw:textarea-vertical-align="middle" draw:auto-grow-height="false" fo:min-height="23.998cm" fo:min-width="19.028cm" fo:padding-top="0.151cm" fo:padding-bottom="0.151cm" fo:padding-left="0.276cm" fo:padding-right="0.276cm"/>
    </style:style>
    <style:style style:name="gr2" style:family="graphic" style:parent-style-name="塗りつぶしなし線なしオブジェクト">
      <style:graphic-properties draw:stroke="none" svg:stroke-color="#81ac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6.55cm" fo:min-width="6.3cm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opacity="60%" fo:min-height="0.898cm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9.25cm" fo:min-width="6.31cm"/>
    </style:style>
    <style:style style:name="gr7" style:family="graphic" style:parent-style-name="standard">
      <style:graphic-properties draw:stroke="none" draw:fill="solid" draw:fill-color="#ffffff" draw:opacity="60%" fo:min-height="0.993cm"/>
    </style:style>
    <style:style style:name="gr8" style:family="graphic" style:parent-style-name="standard">
      <style:graphic-properties draw:stroke="none" draw:fill="none" fo:min-height="1.198cm"/>
    </style:style>
    <style:style style:name="gr9" style:family="graphic" style:parent-style-name="objectwithoutfill">
      <style:graphic-properties svg:stroke-width="0.159cm" svg:stroke-color="#2a60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fo:min-height="2.25cm"/>
    </style:style>
    <style:style style:name="gr11" style:family="graphic" style:parent-style-name="standard">
      <style:graphic-properties draw:stroke="none" draw:fill="solid" draw:fill-color="#ffffff" draw:opacity="60%" fo:min-height="1.25cm"/>
    </style:style>
    <style:style style:name="gr12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23.998cm" fo:min-width="20.048cm" fo:padding-top="0.151cm" fo:padding-bottom="0.151cm" fo:padding-left="0.276cm" fo:padding-right="0.276cm"/>
    </style:style>
    <style:style style:name="gr13" style:family="graphic" style:parent-style-name="塗りつぶしなし線なしオブジェクト">
      <style:graphic-properties draw:stroke="none" svg:stroke-color="#f10d0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ffffff" draw:opacity="60%" fo:min-height="1.35cm"/>
    </style:style>
    <style:style style:name="gr15" style:family="graphic" style:parent-style-name="standard">
      <style:graphic-properties draw:stroke="none" draw:fill="solid" draw:fill-color="#ffffff" draw:opacity="60%" fo:min-height="1.398cm"/>
    </style:style>
    <style:style style:name="gr16" style:family="graphic" style:parent-style-name="standard">
      <style:graphic-properties draw:stroke="none" draw:fill="solid" draw:fill-color="#ffffff" draw:opacity="60%" fo:min-height="1.99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60%"/>
      <style:paragraph-properties fo:text-align="center"/>
      <style:text-properties style:font-name="Meiryo UI" fo:font-size="20pt" fo:font-weight="bold" style:font-name-asian="Meiryo UI" style:font-size-asian="20pt" style:font-weight-asian="bold" style:font-size-complex="20pt" style:font-weight-complex="bold"/>
    </style:style>
    <style:style style:name="P6" style:family="paragraph">
      <loext:graphic-properties draw:fill-color="#dde8cb"/>
      <style:paragraph-properties fo:text-align="center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style:font-name="Meiryo UI" fo:font-size="20pt" fo:font-weight="bold" style:font-name-asian="Meiryo UI" style:font-size-asian="20pt" style:font-weight-asian="bold" style:font-size-complex="20pt" style:font-weight-complex="bold"/>
    </style:style>
    <style:style style:name="P9" style:family="paragraph">
      <loext:graphic-properties draw:fill="solid" draw:fill-color="#ffffff" draw:opacity="60%"/>
      <style:text-properties style:font-name="Meiryo UI" fo:font-size="20pt" fo:font-weight="bold" style:font-name-asian="Meiryo UI" style:font-size-asian="20pt" style:font-weight-asian="bold" style:font-size-complex="20pt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solid" draw:fill-color="#ffffff" draw:opacity="60%"/>
      <style:text-properties style:font-name="Meiryo UI" fo:font-size="24pt" fo:font-weight="bold" style:font-name-asian="Meiryo UI" style:font-size-asian="24pt" style:font-weight-asian="bold" style:font-size-complex="24pt" style:font-weight-complex="bold"/>
    </style:style>
    <style:style style:name="T1" style:family="text">
      <style:text-properties style:font-name="Meiryo UI" fo:font-size="22pt" fo:font-weight="bold" style:font-name-asian="Meiryo UI" style:font-size-asian="22pt" style:font-weight-asian="bold" style:font-size-complex="22pt" style:font-weight-complex="bold"/>
    </style:style>
    <style:style style:name="T2" style:family="text">
      <style:text-properties style:font-name="Meiryo UI" fo:font-size="20pt" fo:font-weight="bold" style:font-name-asian="Meiryo UI" style:font-size-asian="20pt" style:font-weight-asian="bold" style:font-size-complex="20pt" style:font-weight-complex="bold"/>
    </style:style>
    <style:style style:name="T3" style:family="text">
      <style:text-properties style:font-name="Meiryo UI" fo:font-size="24pt" fo:font-weight="bold" style:font-name-asian="Meiryo UI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19.58cm" svg:height="24.3cm" svg:x="31.3cm" svg:y="8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277cm" svg:height="7.187cm" svg:x="39.452cm" svg:y="4.8cm">
            <draw:image xlink:href="Pictures/10000201000000A300000165F77764C118789A72.png" xlink:type="simple" xlink:show="embed" xlink:actuate="onLoad" loext:mime-type="image/png">
              <text:p/>
            </draw:image>
          </draw:frame>
          <draw:g xml:id="id2" draw:id="id2">
            <draw:custom-shape draw:style-name="gr3" draw:text-style-name="P3" draw:layer="layout" svg:width="6.8cm" svg:height="6.8cm" svg:x="42.2cm" svg:y="18.23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5.263cm" svg:height="5.263cm" svg:x="42.969cm" svg:y="19cm">
              <draw:image xlink:href="Pictures/10002A2B00000B0F00000B0FEFE34C54B6B7D0A0.svg" xlink:type="simple" xlink:show="embed" xlink:actuate="onLoad" loext:mime-type="image/svg+xml">
                <text:p/>
              </draw:image>
              <draw:image xlink:href="Pictures/100002010000008600000086B111A70ADD54738F.png" xlink:type="simple" xlink:show="embed" xlink:actuate="onLoad" loext:mime-type="image/png"/>
            </draw:frame>
            <draw:frame draw:style-name="gr5" draw:text-style-name="P5" draw:layer="layout" svg:width="3.8cm" svg:height="1.233cm" svg:x="43.7cm" svg:y="21.057cm">
              <draw:text-box>
                <text:p text:style-name="P4"><text:span text:style-name="T1">Python</text:span></text:p>
              </draw:text-box>
            </draw:frame>
          </draw:g>
          <draw:custom-shape draw:style-name="gr6" draw:text-style-name="P6" xml:id="id1" draw:id="id1" draw:layer="layout" svg:width="6.81cm" svg:height="9.5cm" svg:x="33.45cm" svg:y="18.231cm"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26cm" svg:height="5.26cm" svg:x="34.22cm" svg:y="20.401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7456DA513E52EAFD.png" xlink:type="simple" xlink:show="embed" xlink:actuate="onLoad" loext:mime-type="image/png"/>
          </draw:frame>
          <draw:frame draw:style-name="gr7" draw:text-style-name="P5" draw:layer="layout" svg:width="7.65cm" svg:height="1.243cm" svg:x="32.8cm" svg:y="22.457cm">
            <draw:text-box>
              <text:p text:style-name="P4"><text:span text:style-name="T1">サーバ</text:span><text:span text:style-name="T1">(</text:span><text:span text:style-name="T1">ソフトウェア</text:span><text:span text:style-name="T1">)</text:span></text:p>
            </draw:text-box>
          </draw:frame>
          <draw:frame draw:style-name="gr8" draw:text-style-name="P7" draw:layer="layout" svg:width="7.6cm" svg:height="1.448cm" svg:x="37.4cm" svg:y="15.752cm">
            <draw:text-box>
              <text:p><text:span text:style-name="T3">2. Python</text:span><text:span text:style-name="T3">を起動</text:span></text:p>
            </draw:text-box>
          </draw:frame>
          <draw:connector draw:style-name="gr9" draw:text-style-name="P2" draw:layer="layout" draw:line-skew="-0.83cm" svg:x1="36.855cm" svg:y1="18.231cm" svg:x2="45.6cm" svg:y2="18.231cm" draw:start-shape="id1" draw:end-shape="id2" draw:end-glue-point="0" svg:d="M36855 18231v-1331h8745v1331" svg:viewBox="0 0 8746 1332">
            <text:p/>
          </draw:connector>
          <draw:connector draw:style-name="gr9" draw:text-style-name="P2" draw:layer="layout" draw:line-skew="1.268cm" svg:x1="45.6cm" svg:y1="25.031cm" svg:x2="36.855cm" svg:y2="27.731cm" draw:start-shape="id2" draw:start-glue-point="2" draw:end-shape="id1" draw:end-glue-point="2" svg:d="M45600 25031v4469h-8745v-1769" svg:viewBox="0 0 8746 4470">
            <text:p/>
          </draw:connector>
          <draw:frame draw:style-name="gr10" draw:text-style-name="P8" draw:layer="layout" svg:width="10.389cm" svg:height="2.5cm" svg:x="36.2cm" svg:y="29.5cm">
            <draw:text-box>
              <text:p><text:span text:style-name="T3">3. RSSReader</text:span><text:span text:style-name="T3">を実行し、</text:span></text:p>
              <text:p><text:span text:style-name="T3">　　その結果を返却</text:span></text:p>
            </draw:text-box>
          </draw:frame>
          <draw:frame draw:style-name="gr4" draw:text-style-name="P2" draw:layer="layout" svg:width="2.513cm" svg:height="2.513cm" svg:x="44.3cm" svg:y="25.787cm">
            <draw:image xlink:href="Pictures/10000C8E000009D2000009D24DCF63466E4C2FCC.svg" xlink:type="simple" xlink:show="embed" xlink:actuate="onLoad" loext:mime-type="image/svg+xml">
              <text:p/>
            </draw:image>
            <draw:image xlink:href="Pictures/100002010000007700000077B693B77474D1E884.png" xlink:type="simple" xlink:show="embed" xlink:actuate="onLoad" loext:mime-type="image/png"/>
          </draw:frame>
          <draw:frame draw:style-name="gr11" draw:text-style-name="P9" draw:layer="layout" svg:width="5.3cm" svg:height="1.5cm" svg:x="43.4cm" svg:y="26.7cm">
            <draw:text-box>
              <text:p><text:span text:style-name="T1">RSSReader</text:span></text:p>
            </draw:text-box>
          </draw:frame>
          <draw:custom-shape draw:style-name="gr12" draw:text-style-name="P1" draw:layer="layout" svg:width="20.6cm" svg:height="24.3cm" svg:x="3.1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" draw:layer="layout" svg:width="15.4cm" svg:height="8.927cm" svg:x="5.7cm" svg:y="13.573cm">
            <draw:image xlink:href="Pictures/100000000000056400000320E29C27E6AB588EB2.png" xlink:type="simple" xlink:show="embed" xlink:actuate="onLoad" loext:mime-type="image/png">
              <text:p/>
            </draw:image>
          </draw:frame>
          <draw:frame draw:style-name="gr13" draw:text-style-name="P2" draw:layer="layout" svg:width="10.053cm" svg:height="8.085cm" svg:x="8.374cm" svg:y="4.715cm">
            <draw:image xlink:href="Pictures/10000201000001DB0000017EC7FED7F30F14C01E.png" xlink:type="simple" xlink:show="embed" xlink:actuate="onLoad" loext:mime-type="image/png">
              <text:p/>
            </draw:image>
          </draw:frame>
          <draw:frame draw:style-name="gr4" draw:text-style-name="P2" draw:layer="layout" svg:width="15.39cm" svg:height="8.92cm" svg:x="5.705cm" svg:y="23.4cm">
            <draw:image xlink:href="Pictures/1000000000000564000003203E08EE0BC3894175.png" xlink:type="simple" xlink:show="embed" xlink:actuate="onLoad" loext:mime-type="image/png">
              <text:p/>
            </draw:image>
          </draw:frame>
          <draw:frame draw:style-name="gr14" draw:text-style-name="P9" draw:layer="layout" svg:width="6.25cm" svg:height="1.6cm" svg:x="10.3cm" svg:y="25.6cm">
            <draw:text-box>
              <text:p><text:span text:style-name="T3">5. </text:span><text:span text:style-name="T3">結果を表示</text:span></text:p>
            </draw:text-box>
          </draw:frame>
          <draw:line draw:style-name="gr9" draw:text-style-name="P2" draw:layer="layout" svg:x1="21.05cm" svg:y1="19.051cm" svg:x2="33.55cm" svg:y2="19.05cm">
            <text:p/>
          </draw:line>
          <draw:frame draw:style-name="gr4" draw:text-style-name="P2" draw:layer="layout" svg:width="2.83cm" svg:height="2.83cm" svg:x="25.885cm" svg:y="17.4cm">
            <draw:image xlink:href="Pictures/10000DFC00000B0F00000B0F222368955A1CB93A.svg" xlink:type="simple" xlink:show="embed" xlink:actuate="onLoad" loext:mime-type="image/svg+xml">
              <text:p/>
            </draw:image>
            <draw:image xlink:href="Pictures/1000020100000086000000862E209F333CF67B0F.png" xlink:type="simple" xlink:show="embed" xlink:actuate="onLoad" loext:mime-type="image/png"/>
          </draw:frame>
          <draw:frame draw:style-name="gr15" draw:text-style-name="P11" draw:layer="layout" svg:width="7.6cm" svg:height="1.648cm" svg:x="23.7cm" svg:y="17.252cm">
            <draw:text-box>
              <text:p text:style-name="P10"><text:span text:style-name="T3">1. </text:span><text:span text:style-name="T3">リクエストの送信</text:span></text:p>
            </draw:text-box>
          </draw:frame>
          <draw:line draw:style-name="gr9" draw:text-style-name="P2" draw:layer="layout" svg:x1="33.55cm" svg:y1="26.7cm" svg:x2="21.05cm" svg:y2="26.701cm">
            <text:p/>
          </draw:line>
          <draw:frame draw:style-name="gr4" draw:text-style-name="P2" draw:layer="layout" svg:width="2.83cm" svg:height="2.83cm" svg:x="25.885cm" svg:y="25.3cm">
            <draw:image xlink:href="Pictures/1000020100000086000000863436003014EF97BF.png" xlink:type="simple" xlink:show="embed" xlink:actuate="onLoad" loext:mime-type="image/png">
              <text:p/>
            </draw:image>
          </draw:frame>
          <draw:frame draw:style-name="gr14" draw:text-style-name="P9" draw:layer="layout" svg:width="7.8cm" svg:height="1.6cm" svg:x="23.6cm" svg:y="27.3cm">
            <draw:text-box>
              <text:p><text:span text:style-name="T3">4. </text:span><text:span text:style-name="T3">レスポンスの送信</text:span></text:p>
            </draw:text-box>
          </draw:frame>
          <draw:frame draw:style-name="gr7" draw:text-style-name="P5" draw:layer="layout" svg:width="3.25cm" svg:height="1.243cm" svg:x="39.35cm" svg:y="7.8cm">
            <draw:text-box>
              <text:p text:style-name="P4"><text:span text:style-name="T1">サーバ</text:span></text:p>
            </draw:text-box>
          </draw:frame>
          <draw:frame draw:style-name="gr7" draw:text-style-name="P5" draw:layer="layout" svg:width="3.25cm" svg:height="1.243cm" svg:x="10.6cm" svg:y="8.057cm">
            <draw:text-box>
              <text:p text:style-name="P4"><text:span text:style-name="T1">PC</text:span></text:p>
            </draw:text-box>
          </draw:frame>
          <draw:frame draw:style-name="gr16" draw:text-style-name="P5" draw:layer="layout" svg:width="9.9cm" svg:height="2.243cm" svg:x="8.5cm" svg:y="17.5cm">
            <draw:text-box>
              <text:p text:style-name="P4"><text:span text:style-name="T1">Web</text:span><text:span text:style-name="T1">ブラウザ</text:span></text:p>
              <text:p text:style-name="P4"><text:span text:style-name="T1">(Google Chrome</text:span><text:span text:style-name="T1">など</text:span><text:span text:style-name="T1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01:31:24.715000000</meta:creation-date>
    <dc:date>2020-12-18T23:27:57.549000000</dc:date>
    <meta:editing-duration>PT20M18S</meta:editing-duration>
    <meta:editing-cycles>3</meta:editing-cycles>
    <meta:generator>LibreOffice/6.1.0.3$Windows_x86 LibreOffice_project/efb621ed25068d70781dc026f7e9c5187a4decd1</meta:generator>
    <meta:document-statistic meta:object-count="30"/>
  </office:meta>
</office:document-meta>
</file>